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1.5pt solid #000000"/>
      <style:map style:condition="cell-content()=0" style:apply-style-name="Accent" style:base-cell-address="Arkusz1.A1"/>
      <style:map style:condition="cell-content()=1" style:apply-style-name="Accent_20_1" style:base-cell-address="Arkusz1.A1"/>
      <style:map style:condition="cell-content()=2" style:apply-style-name="Accent_20_2" style:base-cell-address="Arkusz1.A1"/>
    </style:style>
    <style:style style:name="ce3" style:family="table-cell" style:parent-style-name="Default">
      <style:map style:condition="cell-content()=1" style:apply-style-name="Accent_20_1" style:base-cell-address="Arkusz1.A1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024" table:default-cell-style-name="Default"/>
        <table:table-row table:style-name="ro1">
          <table:table-cell table:number-columns-repeated="36" table:style-name="ce2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6" table:style-name="ce2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6" table:style-name="ce2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6" table:style-name="ce2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0" table:style-name="ce2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number-columns-repeated="9"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5"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table:number-columns-repeated="19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7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" table:style-name="ce2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9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6" table:style-name="ce2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7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6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26" table:style-name="ce2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5"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number-columns-repeated="26" table:style-name="ce2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 table:style-name="ce2" office:value-type="float" office:value="0" calcext:value-type="float">
            <text:p>0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table:number-columns-repeated="26" table:style-name="ce2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table:number-columns-repeated="26" table:style-name="ce2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0" table:style-name="ce2" office:value-type="float" office:value="1" calcext:value-type="float">
            <text:p>1</text:p>
          </table:table-cell>
          <table:table-cell table:number-columns-repeated="26" table:style-name="ce2" office:value-type="float" office:value="0" calcext:value-type="float">
            <text:p>0</text:p>
          </table:table-cell>
          <table:table-cell table:number-columns-repeated="98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rkusz1.A1:Arkusz1.AJ6 Arkusz1.A9:Arkusz1.AJ20 Arkusz1.A7:Arkusz1.E7 Arkusz1.G7:Arkusz1.AJ7 Arkusz1.A8:Arkusz1.AG8 Arkusz1.AI8:Arkusz1.AJ8">
            <calcext:condition calcext:apply-style-name="Accent" calcext:value="=0" calcext:base-cell-address="Arkusz1.A1"/>
            <calcext:condition calcext:apply-style-name="Accent 1" calcext:value="=1" calcext:base-cell-address="Arkusz1.A1"/>
            <calcext:condition calcext:apply-style-name="Accent 2" calcext:value="=2" calcext:base-cell-address="Arkusz1.A1"/>
          </calcext:conditional-format>
          <calcext:conditional-format calcext:target-range-address="Arkusz1.A1:Arkusz1.AJ20">
            <calcext:condition calcext:apply-style-name="Accent 1" calcext:value="=1" calcext:base-cell-address="Arkusz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.00.0000</text:date>, <text:time style:data-style-name="N2" text:time-value="21:02:21.36286879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8:28:11.182104702</meta:creation-date>
    <dc:date>2020-03-31T22:24:27.671722943</dc:date>
    <meta:editing-duration>PT1H23M29S</meta:editing-duration>
    <meta:editing-cycles>6</meta:editing-cycles>
    <meta:generator>LibreOffice/6.0.7.3$Linux_X86_64 LibreOffice_project/00m0$Build-3</meta:generator>
    <meta:document-statistic meta:table-count="1" meta:cell-count="720" meta:object-count="0"/>
  </office:meta>
</office:document-meta>
</file>